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857cm" fo:min-width="3.131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07cm" fo:min-width="1.098cm" fo:padding-top="0.139cm" fo:padding-bottom="0.139cm" fo:padding-left="0.264cm" fo:padding-right="0.26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39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11cm" fo:min-width="3.131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042cm" fo:min-width="1.07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84cm" fo:min-width="1.758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127cm" fo:min-width="3.131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042cm" fo:min-width="0.75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23cm" fo:min-width="1.758cm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fo:min-height="0.477cm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1.684cm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fo:min-height="0.09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4.909cm" fo:padding-top="0.151cm" fo:padding-bottom="0.151cm" fo:padding-left="0.276cm" fo:padding-right="0.276cm"/>
    </style:style>
    <style:style style:name="gr1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256cm" fo:min-width="4.425cm" fo:padding-top="0.139cm" fo:padding-bottom="0.139cm" fo:padding-left="0.264cm" fo:padding-right="0.264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256cm" fo:min-width="4.679cm" fo:padding-top="0.139cm" fo:padding-bottom="0.139cm" fo:padding-left="0.264cm" fo:padding-right="0.264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19cm" fo:min-width="3.131cm" fo:padding-top="0.151cm" fo:padding-bottom="0.151cm" fo:padding-left="0.276cm" fo:padding-right="0.276cm"/>
    </style:style>
    <style:style style:name="gr2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119cm" fo:min-width="2.393cm" fo:padding-top="0.139cm" fo:padding-bottom="0.139cm" fo:padding-left="0.264cm" fo:padding-right="0.26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1cm" fo:min-width="0cm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gr3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84cm" fo:min-width="4.425cm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6pt" style:font-size-asian="6pt" style:font-size-complex="6pt"/>
    </style:style>
    <style:style style:name="P3" style:family="paragraph">
      <loext:graphic-properties draw:fill="none" draw:fill-color="#ffffff"/>
      <style:text-properties fo:font-size="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2.159cm" svg:x="6.715cm" svg:y="5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508cm" svg:x="7.35cm" svg:y="6.6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7.35cm" svg:y1="6.909cm" svg:x2="4.937cm" svg:y2="6.909cm">
          <text:p/>
        </draw:line>
        <draw:line draw:style-name="gr3" draw:text-style-name="P1" xml:id="id10" draw:id="id10" draw:layer="layout" svg:x1="4.937cm" svg:y1="24.181cm" svg:x2="4.937cm" svg:y2="4.75cm">
          <text:p/>
        </draw:line>
        <draw:line draw:style-name="gr3" draw:text-style-name="P1" draw:layer="layout" svg:x1="4.937cm" svg:y1="4.75cm" svg:x2="8.62cm" svg:y2="4.75cm">
          <text:p/>
        </draw:line>
        <draw:line draw:style-name="gr4" draw:text-style-name="P1" draw:layer="layout" svg:x1="8.62cm" svg:y1="3.226cm" svg:x2="8.62cm" svg:y2="6.401cm">
          <text:p/>
        </draw:line>
        <draw:line draw:style-name="gr3" draw:text-style-name="P1" draw:layer="layout" svg:x1="8.62cm" svg:y1="6.401cm" svg:x2="8.62cm" svg:y2="6.655cm">
          <text:p/>
        </draw:line>
        <draw:frame draw:style-name="gr5" draw:text-style-name="P2" draw:layer="layout" svg:width="1.27cm" svg:height="0.489cm" svg:x="7.985cm" svg:y="6.655cm">
          <draw:text-box>
            <text:p><text:span text:style-name="T1">on == 1</text:span></text:p>
          </draw:text-box>
        </draw:frame>
        <draw:custom-shape draw:style-name="gr6" draw:text-style-name="P1" draw:layer="layout" svg:width="3.683cm" svg:height="2.413cm" svg:x="6.715cm" svg:y="8.0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4cm" svg:height="0.508cm" svg:x="7.35cm" svg:y="9.5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2.286cm" svg:height="0.762cm" svg:x="7.477cm" svg:y="8.56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14cm" svg:height="1.203cm" svg:x="7.604cm" svg:y="8.56cm">
          <draw:text-box>
            <text:p><text:span text:style-name="T2">input ← input_in</text:span></text:p>
            <text:p><text:span text:style-name="T2">a ← mod[k]</text:span></text:p>
            <text:p><text:span text:style-name="T2"/></text:p>
            <text:p><text:span text:style-name="T2"/></text:p>
          </draw:text-box>
        </draw:frame>
        <draw:line draw:style-name="gr3" draw:text-style-name="P1" draw:layer="layout" svg:x1="8.62cm" svg:y1="9.322cm" svg:x2="8.62cm" svg:y2="9.576cm">
          <text:p/>
        </draw:line>
        <draw:frame draw:style-name="gr5" draw:text-style-name="P2" draw:layer="layout" svg:width="1.27cm" svg:height="0.489cm" svg:x="7.985cm" svg:y="9.576cm">
          <draw:text-box>
            <text:p><text:span text:style-name="T1">up == 1</text:span></text:p>
          </draw:text-box>
        </draw:frame>
        <draw:custom-shape draw:style-name="gr10" draw:text-style-name="P1" draw:layer="layout" svg:width="3.683cm" svg:height="3.429cm" svg:x="11.033cm" svg:y="10.8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683cm" svg:height="3.429cm" svg:x="6.715cm" svg:y="10.8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3" draw:id="id3" draw:layer="layout" svg:width="2.032cm" svg:height="0.508cm" svg:x="7.604cm" svg:y="12.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xml:id="id9" draw:id="id9" draw:layer="layout" svg:width="2.286cm" svg:height="0.508cm" svg:x="7.477cm" svg:y="11.227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14cm" svg:height="0.965cm" svg:x="7.877cm" svg:y="11.227cm">
          <draw:text-box>
            <text:p><text:span text:style-name="T2">k ← k + 1</text:span></text:p>
            <text:p><text:span text:style-name="T2"/></text:p>
          </draw:text-box>
        </draw:frame>
        <draw:frame draw:style-name="gr13" draw:text-style-name="P2" draw:layer="layout" svg:width="1.651cm" svg:height="0.727cm" svg:x="7.858cm" svg:y="12.405cm">
          <draw:text-box>
            <text:p><text:span text:style-name="T1">k == 22048</text:span></text:p>
          </draw:text-box>
        </draw:frame>
        <draw:line draw:style-name="gr4" draw:text-style-name="P1" draw:layer="layout" svg:x1="8.62cm" svg:y1="10.084cm" svg:x2="8.62cm" svg:y2="11.227cm">
          <text:p/>
        </draw:line>
        <draw:line draw:style-name="gr3" draw:text-style-name="P1" draw:layer="layout" svg:x1="9.89cm" svg:y1="9.83cm" svg:x2="12.938cm" svg:y2="9.83cm">
          <text:p/>
        </draw:line>
        <draw:line draw:style-name="gr4" draw:text-style-name="P1" draw:layer="layout" svg:x1="12.938cm" svg:y1="9.83cm" svg:x2="12.938cm" svg:y2="11.227cm">
          <text:p/>
        </draw:line>
        <draw:custom-shape draw:style-name="gr14" draw:text-style-name="P1" xml:id="id1" draw:id="id1" draw:layer="layout" svg:width="2.286cm" svg:height="0.762cm" svg:x="7.477cm" svg:y="13.1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" draw:layer="layout" svg:width="1.651cm" svg:height="0.489cm" svg:x="7.985cm" svg:y="13.167cm">
          <draw:text-box>
            <text:p><text:span text:style-name="T1">up &lt;- 0</text:span></text:p>
          </draw:text-box>
        </draw:frame>
        <draw:custom-shape draw:style-name="gr16" draw:text-style-name="P1" draw:layer="layout" svg:width="5.461cm" svg:height="1.27cm" svg:x="6.715cm" svg:y="16.30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.953cm" svg:height="0.534cm" svg:x="6.969cm" svg:y="16.68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5.334cm" svg:height="0.965cm" svg:x="6.969cm" svg:y="16.755cm">
          <draw:text-box>
            <text:p><text:span text:style-name="T2">MidVal ← a_x_in</text:span><text:span text:style-name="T2"> + PrevInVal - a*a_x_pmid</text:span></text:p>
            <text:p><text:span text:style-name="T2"/></text:p>
            <text:p><text:span text:style-name="T2"/></text:p>
          </draw:text-box>
        </draw:frame>
        <draw:custom-shape draw:style-name="gr16" draw:text-style-name="P1" draw:layer="layout" svg:width="5.461cm" svg:height="1.27cm" svg:x="6.715cm" svg:y="19.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207cm" svg:height="0.534cm" svg:x="6.842cm" svg:y="20.371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5.588cm" svg:height="0.965cm" svg:x="6.715cm" svg:y="20.371cm">
          <draw:text-box>
            <text:p><text:span text:style-name="T2">output ← <text:s/>a_x_mid</text:span><text:span text:style-name="T2"> + PrevMidVal - a_x_pout</text:span></text:p>
            <text:p><text:span text:style-name="T2"/></text:p>
            <text:p><text:span text:style-name="T2"/></text:p>
          </draw:text-box>
        </draw:frame>
        <draw:custom-shape draw:style-name="gr19" draw:text-style-name="P1" draw:layer="layout" svg:width="3.683cm" svg:height="2.921cm" svg:x="7.604cm" svg:y="21.8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11" draw:id="id11" draw:layer="layout" svg:width="2.54cm" svg:height="0.508cm" svg:x="8.239cm" svg:y="23.8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1" draw:layer="layout" svg:width="2.921cm" svg:height="1.397cm" svg:x="7.985cm" svg:y="22.082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3.283cm" svg:height="1.441cm" svg:x="7.858cm" svg:y="22.165cm">
          <draw:text-box>
            <text:p><text:span text:style-name="T2">PrevInVal &lt;- input</text:span></text:p>
            <text:p><text:span text:style-name="T2">PrevMidVal &lt;- MidVal</text:span></text:p>
            <text:p><text:span text:style-name="T2">PrevOutVal &lt;- output</text:span></text:p>
            <text:p><text:span text:style-name="T2">output_out &lt;- output + input</text:span></text:p>
            <text:p><text:span text:style-name="T2"/></text:p>
          </draw:text-box>
        </draw:frame>
        <draw:line draw:style-name="gr3" draw:text-style-name="P1" draw:layer="layout" svg:x1="9.509cm" svg:y1="23.479cm" svg:x2="9.509cm" svg:y2="23.86cm">
          <text:p/>
        </draw:line>
        <draw:frame draw:style-name="gr13" draw:text-style-name="P2" draw:layer="layout" svg:width="1.778cm" svg:height="0.727cm" svg:x="8.747cm" svg:y="23.86cm">
          <draw:text-box>
            <text:p><text:span text:style-name="T1">on_in == 1</text:span></text:p>
          </draw:text-box>
        </draw:frame>
        <draw:line draw:style-name="gr3" draw:text-style-name="P1" draw:layer="layout" svg:x1="8.62cm" svg:y1="7.798cm" svg:x2="15.605cm" svg:y2="7.798cm">
          <text:p/>
        </draw:line>
        <draw:line draw:style-name="gr3" draw:text-style-name="P1" xml:id="id12" draw:id="id12" draw:layer="layout" svg:x1="15.605cm" svg:y1="7.798cm" svg:x2="15.605cm" svg:y2="24.054cm">
          <text:p/>
        </draw:line>
        <draw:line draw:style-name="gr4" draw:text-style-name="P1" draw:layer="layout" svg:x1="8.62cm" svg:y1="7.163cm" svg:x2="8.62cm" svg:y2="8.56cm">
          <text:p/>
        </draw:line>
        <draw:line draw:style-name="gr4" draw:text-style-name="P1" draw:layer="layout" svg:x1="9.509cm" svg:y1="17.196cm" svg:x2="9.509cm" svg:y2="18.212cm">
          <text:p/>
        </draw:line>
        <draw:line draw:style-name="gr4" draw:text-style-name="P1" draw:layer="layout" svg:x1="9.509cm" svg:y1="20.939cm" svg:x2="9.509cm" svg:y2="22.082cm">
          <text:p/>
        </draw:line>
        <draw:connector draw:style-name="gr22" draw:text-style-name="P4" xml:id="id2" draw:id="id2" draw:layer="layout" draw:line-skew="-0.261cm" svg:x1="7.125cm" svg:y1="13.836cm" svg:x2="8.62cm" svg:y2="13.894cm" draw:end-shape="id1" draw:end-glue-point="2" svg:d="M7125 13836v312h1495v-254" svg:viewBox="0 0 1496 313">
          <text:p/>
        </draw:connector>
        <draw:connector draw:style-name="gr22" draw:text-style-name="P4" draw:layer="layout" draw:line-skew="0.472cm" svg:x1="7.125cm" svg:y1="13.836cm" svg:x2="7.604cm" svg:y2="12.624cm" draw:start-shape="id2" draw:start-glue-point="2" draw:end-shape="id3" draw:end-glue-point="5" svg:d="M7125 13836h-29v-1212h508" svg:viewBox="0 0 509 1213">
          <text:p/>
        </draw:connector>
        <draw:connector draw:style-name="gr22" draw:text-style-name="P4" draw:layer="layout" draw:line-skew="1.657cm 0.628cm" svg:x1="8.62cm" svg:y1="12.878cm" svg:x2="8.62cm" svg:y2="13.132cm" draw:end-shape="id1" draw:end-glue-point="0" svg:d="M8620 12878v254" svg:viewBox="0 0 1 255">
          <text:p/>
        </draw:connector>
        <draw:custom-shape draw:style-name="gr11" draw:text-style-name="P1" xml:id="id6" draw:id="id6" draw:layer="layout" svg:width="2.032cm" svg:height="0.508cm" svg:x="11.795cm" svg:y="12.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xml:id="id8" draw:id="id8" draw:layer="layout" svg:width="2.286cm" svg:height="0.508cm" svg:x="11.668cm" svg:y="11.227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14cm" svg:height="0.965cm" svg:x="12.068cm" svg:y="11.227cm">
          <draw:text-box>
            <text:p><text:span text:style-name="T2">k ← k - 1</text:span></text:p>
            <text:p><text:span text:style-name="T2"/></text:p>
          </draw:text-box>
        </draw:frame>
        <draw:frame draw:style-name="gr13" draw:text-style-name="P2" xml:id="id7" draw:id="id7" draw:layer="layout" svg:width="1.651cm" svg:height="0.727cm" svg:x="12.049cm" svg:y="12.37cm">
          <draw:text-box>
            <text:p><text:span text:style-name="T1">k == 1</text:span></text:p>
          </draw:text-box>
        </draw:frame>
        <draw:custom-shape draw:style-name="gr14" draw:text-style-name="P1" xml:id="id4" draw:id="id4" draw:layer="layout" svg:width="2.286cm" svg:height="0.762cm" svg:x="11.668cm" svg:y="13.1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1.651cm" svg:height="0.727cm" svg:x="12.176cm" svg:y="13.167cm">
          <draw:text-box>
            <text:p><text:span text:style-name="T1">up &lt;- 1</text:span></text:p>
          </draw:text-box>
        </draw:frame>
        <draw:connector draw:style-name="gr22" draw:text-style-name="P4" xml:id="id5" draw:id="id5" draw:layer="layout" draw:line-skew="-0.261cm" svg:x1="11.287cm" svg:y1="14.021cm" svg:x2="12.811cm" svg:y2="13.894cm" draw:end-shape="id4" draw:end-glue-point="2" svg:d="M11287 14021v127h1524v-254" svg:viewBox="0 0 1525 255">
          <text:p/>
        </draw:connector>
        <draw:connector draw:style-name="gr22" draw:text-style-name="P4" draw:layer="layout" draw:line-skew="0.501cm" svg:x1="11.287cm" svg:y1="14.021cm" svg:x2="11.795cm" svg:y2="12.624cm" draw:start-shape="id5" draw:start-glue-point="2" draw:end-shape="id6" draw:end-glue-point="5" svg:d="M11287 14021v-1397h508" svg:viewBox="0 0 509 1398">
          <text:p/>
        </draw:connector>
        <draw:connector draw:style-name="gr22" draw:text-style-name="P4" draw:layer="layout" svg:x1="12.874cm" svg:y1="12.37cm" svg:x2="12.811cm" svg:y2="11.735cm" draw:start-shape="id7" draw:start-glue-point="0" draw:end-shape="id8" draw:end-glue-point="2" svg:d="M12874 12370v-310h-63v-325" svg:viewBox="0 0 64 636">
          <text:p/>
        </draw:connector>
        <draw:connector draw:style-name="gr22" draw:text-style-name="P4" draw:layer="layout" draw:line-skew="1.657cm 0.628cm" svg:x1="12.811cm" svg:y1="12.878cm" svg:x2="12.811cm" svg:y2="13.132cm" draw:end-shape="id4" draw:end-glue-point="0" svg:d="M12811 12878v254" svg:viewBox="0 0 1 255">
          <text:p/>
        </draw:connector>
        <draw:frame draw:style-name="gr23" draw:text-style-name="P5" draw:layer="layout" svg:width="1.912cm" svg:height="0.962cm" svg:x="9.001cm" svg:y="4.55cm">
          <draw:text-box>
            <text:p>IDLE</text:p>
          </draw:text-box>
        </draw:frame>
        <draw:frame draw:style-name="gr24" draw:text-style-name="P5" draw:layer="layout" svg:width="2.229cm" svg:height="0.962cm" svg:x="10.652cm" svg:y="8.179cm">
          <draw:text-box>
            <text:p>LOAD</text:p>
          </draw:text-box>
        </draw:frame>
        <draw:frame draw:style-name="gr25" draw:text-style-name="P5" draw:layer="layout" svg:width="1.594cm" svg:height="0.962cm" svg:x="5.121cm" svg:y="10.9cm">
          <draw:text-box>
            <text:p>INC</text:p>
          </draw:text-box>
        </draw:frame>
        <draw:frame draw:style-name="gr26" draw:text-style-name="P5" draw:layer="layout" svg:width="1.84cm" svg:height="0.962cm" svg:x="13.257cm" svg:y="10.011cm">
          <draw:text-box>
            <text:p>DEC</text:p>
          </draw:text-box>
        </draw:frame>
        <draw:frame draw:style-name="gr27" draw:text-style-name="P5" draw:layer="layout" svg:width="1.844cm" svg:height="0.962cm" svg:x="11.414cm" svg:y="22.082cm">
          <draw:text-box>
            <text:p>OUT</text:p>
          </draw:text-box>
        </draw:frame>
        <draw:frame draw:style-name="gr28" draw:text-style-name="P5" draw:layer="layout" svg:width="1.243cm" svg:height="0.962cm" svg:x="12.303cm" svg:y="16.434cm">
          <draw:text-box>
            <text:p>F1</text:p>
          </draw:text-box>
        </draw:frame>
        <draw:frame draw:style-name="gr28" draw:text-style-name="P5" draw:layer="layout" svg:width="1.243cm" svg:height="0.962cm" svg:x="12.33cm" svg:y="20.231cm">
          <draw:text-box>
            <text:p>F2</text:p>
          </draw:text-box>
        </draw:frame>
        <draw:frame draw:style-name="gr29" draw:text-style-name="P5" draw:layer="layout" svg:width="1.912cm" svg:height="0.962cm" svg:x="7.724cm" svg:y="2.772cm">
          <draw:text-box>
            <text:p>reset</text:p>
          </draw:text-box>
        </draw:frame>
        <draw:connector draw:style-name="gr22" draw:text-style-name="P4" draw:layer="layout" svg:x1="8.62cm" svg:y1="12.37cm" svg:x2="8.62cm" svg:y2="11.735cm" draw:start-shape="id3" draw:start-glue-point="4" draw:end-shape="id9" draw:end-glue-point="2" svg:d="M8620 12370v-635" svg:viewBox="0 0 1 636">
          <text:p/>
        </draw:connector>
        <draw:custom-shape draw:style-name="gr16" draw:text-style-name="P1" draw:layer="layout" svg:width="5.461cm" svg:height="1.27cm" svg:x="6.715cm" svg:y="14.783cm">
          <text:p/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2.898cm" svg:height="0.962cm" svg:x="12.303cm" svg:y="14.91cm">
          <draw:text-box>
            <text:p>PRE_F1</text:p>
          </draw:text-box>
        </draw:frame>
        <draw:custom-shape draw:style-name="gr16" draw:text-style-name="P1" draw:layer="layout" svg:width="5.461cm" svg:height="1.27cm" svg:x="6.715cm" svg:y="18.212cm">
          <text:p/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2.898cm" svg:height="0.962cm" svg:x="12.303cm" svg:y="18.339cm">
          <draw:text-box>
            <text:p>PRE_F2</text:p>
          </draw:text-box>
        </draw:frame>
        <draw:frame draw:style-name="gr30" draw:text-style-name="P3" draw:layer="layout" svg:width="5.842cm" svg:height="1.203cm" svg:x="6.969cm" svg:y="15.037cm">
          <draw:text-box>
            <text:p><text:span text:style-name="T2">a_x_in ←</text:span><text:span text:style-name="T2"> a * input;</text:span></text:p>
            <text:p><text:span text:style-name="T2">a_x_pmid ←</text:span><text:span text:style-name="T2"> a * PrevMidVal;</text:span></text:p>
            <text:p><text:span text:style-name="T2"/></text:p>
            <text:p><text:span text:style-name="T2"/></text:p>
          </draw:text-box>
        </draw:frame>
        <draw:custom-shape draw:style-name="gr31" draw:text-style-name="P1" draw:layer="layout" svg:width="4.953cm" svg:height="0.762cm" svg:x="6.969cm" svg:y="15.03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.953cm" svg:height="0.534cm" svg:x="6.969cm" svg:y="16.68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509cm" svg:y1="15.799cm" svg:x2="9.509cm" svg:y2="16.688cm">
          <text:p/>
        </draw:line>
        <draw:connector draw:style-name="gr22" draw:text-style-name="P4" draw:layer="layout" svg:x1="8.62cm" svg:y1="13.894cm" svg:x2="12.811cm" svg:y2="13.894cm" draw:start-shape="id1" draw:start-glue-point="2" draw:end-shape="id4" draw:end-glue-point="2" svg:d="M8620 13894v515h4191v-515" svg:viewBox="0 0 4192 516">
          <text:p/>
        </draw:connector>
        <draw:line draw:style-name="gr4" draw:text-style-name="P1" draw:layer="layout" svg:x1="9.382cm" svg:y1="14.402cm" svg:x2="9.382cm" svg:y2="15.037cm">
          <text:p/>
        </draw:line>
        <draw:custom-shape draw:style-name="gr31" draw:text-style-name="P1" draw:layer="layout" svg:width="4.953cm" svg:height="0.762cm" svg:x="6.969cm" svg:y="18.466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5.842cm" svg:height="1.203cm" svg:x="6.956cm" svg:y="18.452cm">
          <draw:text-box>
            <text:p><text:span text:style-name="T2">a_x_mid←</text:span><text:span text:style-name="T2"> a * MidVal;</text:span></text:p>
            <text:p><text:span text:style-name="T2">a_x_pout ←</text:span><text:span text:style-name="T2"> a * PrevOutVal;</text:span></text:p>
            <text:p><text:span text:style-name="T2"/></text:p>
            <text:p><text:span text:style-name="T2"/></text:p>
          </draw:text-box>
        </draw:frame>
        <draw:connector draw:style-name="gr22" draw:text-style-name="P4" draw:layer="layout" svg:x1="4.937cm" svg:y1="24.181cm" svg:x2="8.239cm" svg:y2="24.114cm" draw:start-shape="id10" draw:start-glue-point="2" draw:end-shape="id11" draw:end-glue-point="5" svg:d="M4937 24181h1644v-67h1658" svg:viewBox="0 0 3303 68">
          <text:p/>
        </draw:connector>
        <draw:connector draw:style-name="gr22" draw:text-style-name="P4" draw:layer="layout" svg:x1="10.779cm" svg:y1="24.114cm" svg:x2="15.605cm" svg:y2="24.054cm" draw:start-shape="id11" draw:start-glue-point="7" draw:end-shape="id12" draw:end-glue-point="2" svg:d="M10779 24114h2420v-60h2406" svg:viewBox="0 0 4827 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07T22:03:52.707000000</meta:creation-date>
    <dc:date>2023-05-05T18:56:54.204000000</dc:date>
    <meta:editing-duration>PT44M39S</meta:editing-duration>
    <meta:editing-cycles>3</meta:editing-cycles>
    <meta:generator>LibreOffice/5.4.6.2$Windows_X86_64 LibreOffice_project/4014ce260a04f1026ba855d3b8d91541c224eab8</meta:generator>
    <meta:document-statistic meta:object-count="78"/>
  </office:meta>
</office:document-meta>
</file>